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adornments="Grassetto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paragraph-properties fo:text-align="center" style:justify-single-word="false"/>
      <style:text-properties officeooo:rsid="10f231eb" officeooo:paragraph-rsid="10f231eb"/>
    </style:style>
    <style:style style:name="P3" style:family="paragraph" style:parent-style-name="Text_20_body">
      <style:text-properties officeooo:rsid="10f85540" officeooo:paragraph-rsid="10f85540"/>
    </style:style>
    <style:style style:name="P4" style:family="paragraph" style:parent-style-name="Text_20_body">
      <style:text-properties officeooo:rsid="10faf278" officeooo:paragraph-rsid="10faf278"/>
    </style:style>
    <style:style style:name="P5" style:family="paragraph" style:parent-style-name="Text_20_body">
      <style:text-properties officeooo:rsid="10fd431a" officeooo:paragraph-rsid="10fd431a"/>
    </style:style>
    <style:style style:name="P6" style:family="paragraph" style:parent-style-name="Text_20_body">
      <style:text-properties officeooo:rsid="10fd87d4" officeooo:paragraph-rsid="10fd87d4"/>
    </style:style>
    <style:style style:name="P7" style:family="paragraph" style:parent-style-name="Text_20_body">
      <style:text-properties officeooo:rsid="10ff280f" officeooo:paragraph-rsid="10ff280f"/>
    </style:style>
    <style:style style:name="P8" style:family="paragraph" style:parent-style-name="Text_20_body">
      <style:text-properties officeooo:rsid="11025f27" officeooo:paragraph-rsid="11025f27"/>
    </style:style>
    <style:style style:name="P9" style:family="paragraph" style:parent-style-name="Text_20_body">
      <style:text-properties officeooo:rsid="1107d6e0" officeooo:paragraph-rsid="1107d6e0"/>
    </style:style>
    <style:style style:name="P10" style:family="paragraph" style:parent-style-name="Text_20_body">
      <style:text-properties officeooo:rsid="10fc11e5" officeooo:paragraph-rsid="10fc11e5"/>
    </style:style>
    <style:style style:name="P1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fc11e5" officeooo:paragraph-rsid="10fc11e5" fo:background-color="transparent"/>
    </style:style>
    <style:style style:name="P1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146083" officeooo:paragraph-rsid="11146083" fo:background-color="transparent"/>
    </style:style>
    <style:style style:name="P13" style:family="paragraph" style:parent-style-name="Text_20_body">
      <style:text-properties officeooo:rsid="110b7f0f" officeooo:paragraph-rsid="110b7f0f"/>
    </style:style>
    <style:style style:name="P14" style:family="paragraph" style:parent-style-name="Title" style:master-page-name="MP0">
      <style:paragraph-properties fo:text-align="center" style:justify-single-word="false" style:page-number="auto" fo:break-before="page"/>
      <style:text-properties officeooo:rsid="10f231eb" officeooo:paragraph-rsid="10f231eb"/>
    </style:style>
    <style:style style:name="P15" style:family="paragraph" style:parent-style-name="Heading_20_1">
      <style:text-properties officeooo:rsid="10f6cdbb" officeooo:paragraph-rsid="10f6cdbb"/>
    </style:style>
    <style:style style:name="P16" style:family="paragraph" style:parent-style-name="Heading_20_1">
      <style:text-properties officeooo:rsid="11003e9c" officeooo:paragraph-rsid="11003e9c"/>
    </style:style>
    <style:style style:name="P17" style:family="paragraph" style:parent-style-name="Heading_20_1">
      <style:text-properties officeooo:rsid="11141575" officeooo:paragraph-rsid="11141575"/>
    </style:style>
    <style:style style:name="P18" style:family="paragraph" style:parent-style-name="Heading_20_2">
      <style:text-properties officeooo:rsid="1101376e" officeooo:paragraph-rsid="1101376e"/>
    </style:style>
    <style:style style:name="P19" style:family="paragraph" style:parent-style-name="Heading_20_2">
      <style:text-properties officeooo:rsid="110724aa" officeooo:paragraph-rsid="110724aa"/>
    </style:style>
    <style:style style:name="P20" style:family="paragraph" style:parent-style-name="Text_20_body">
      <style:paragraph-properties fo:text-align="start" style:justify-single-word="false"/>
      <style:text-properties officeooo:rsid="1118769b" officeooo:paragraph-rsid="1118769b"/>
    </style:style>
    <style:style style:name="P21" style:family="paragraph" style:parent-style-name="Text_20_body">
      <style:paragraph-properties fo:text-align="start" style:justify-single-word="false"/>
      <style:text-properties officeooo:rsid="1118e85b" officeooo:paragraph-rsid="1118e85b"/>
    </style:style>
    <style:style style:name="T1" style:family="text">
      <style:text-properties style:font-name="Calibri2" style:font-name-asian="Calibri2" style:font-name-complex="Calibri2"/>
    </style:style>
    <style:style style:name="T2" style:family="text">
      <style:text-properties style:font-name="Calibri2" officeooo:rsid="082c4691" style:font-name-asian="Calibri2" style:font-name-complex="Calibri2"/>
    </style:style>
    <style:style style:name="T3" style:family="text">
      <style:text-properties style:font-name="Calibri2" officeooo:rsid="10f346b0" style:font-name-asian="Calibri2" style:font-name-complex="Calibri2"/>
    </style:style>
    <style:style style:name="T4" style:family="text">
      <style:text-properties style:font-name="Calibri2" officeooo:rsid="111a7b5e" style:font-name-asian="Calibri2" style:font-name-complex="Calibri2"/>
    </style:style>
    <style:style style:name="T5" style:family="text">
      <style:text-properties style:font-name="Calibri1" style:font-name-asian="Times New Roman" style:font-name-complex="Times New Roman"/>
    </style:style>
    <style:style style:name="T6" style:family="text">
      <style:text-properties style:font-name="Calibri1" officeooo:rsid="1105a892" style:font-name-asian="Times New Roman" style:font-name-complex="Times New Roman"/>
    </style:style>
    <style:style style:name="T7" style:family="text">
      <style:text-properties style:font-name="Calibri1" officeooo:rsid="1109b9e0" style:font-name-asian="Times New Roman" style:font-name-complex="Times New Roman"/>
    </style:style>
    <style:style style:name="T8" style:family="text">
      <style:text-properties style:font-name="Calibri1" officeooo:rsid="110c5e70" style:font-name-asian="Times New Roman" style:font-name-complex="Times New Roman"/>
    </style:style>
    <style:style style:name="T9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10" style:family="text">
      <style:text-properties officeooo:rsid="10f92d27"/>
    </style:style>
    <style:style style:name="T11" style:family="text">
      <style:text-properties officeooo:rsid="10fb62b2"/>
    </style:style>
    <style:style style:name="T12" style:family="text">
      <style:text-properties officeooo:rsid="10fb6c15"/>
    </style:style>
    <style:style style:name="T13" style:family="text">
      <style:text-properties officeooo:rsid="10fd0ae8"/>
    </style:style>
    <style:style style:name="T14" style:family="text">
      <style:text-properties officeooo:rsid="10fd8824"/>
    </style:style>
    <style:style style:name="T15" style:family="text">
      <style:text-properties style:font-name="Calibri" style:font-name-asian="Calibri" style:font-name-complex="Calibri"/>
    </style:style>
    <style:style style:name="T16" style:family="text">
      <style:text-properties style:font-name="Calibri" officeooo:rsid="1109b9e0" style:font-name-asian="Calibri" style:font-name-complex="Calibri"/>
    </style:style>
    <style:style style:name="T17" style:family="text">
      <style:text-properties fo:color="#bbbbbb" loext:opacity="100%"/>
    </style:style>
    <style:style style:name="T18" style:family="text">
      <style:text-properties fo:color="#bbbbbb" loext:opacity="100%" officeooo:rsid="11100331"/>
    </style:style>
    <style:style style:name="T19" style:family="text">
      <style:text-properties fo:color="#767600" loext:opacity="100%" officeooo:rsid="11100331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officeooo:rsid="11100331"/>
    </style:style>
    <style:style style:name="T22" style:family="text">
      <style:text-properties fo:color="#000000" loext:opacity="100%" officeooo:rsid="1114ffea"/>
    </style:style>
    <style:style style:name="T23" style:family="text">
      <style:text-properties fo:color="#666666" loext:opacity="100%"/>
    </style:style>
    <style:style style:name="T24" style:family="text">
      <style:text-properties fo:color="#666666" loext:opacity="100%" officeooo:rsid="11100331"/>
    </style:style>
    <style:style style:name="T25" style:family="text">
      <style:text-properties style:font-name="DejaVu Sans" officeooo:rsid="111a7b5e" style:font-name-asian="DejaVu Sans" style:font-name-complex="DejaVu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L</text:span><text:span text:style-name="T1">inguaggi e Compilatori ( Back end </text:span><text:span text:style-name="T3">)</text:span></text:p>
      <text:p text:style-name="P2"><text:span text:style-name="T3"/></text:p>
      <text:h text:style-name="P15" text:outline-level="1">Categorie di ottimizazioni <text:s/><text:span text:style-name="T11">( 01-Introduzione al corso ) </text:span></text:h>
      <text:p text:style-name="P5">1. Costant Folding → ...</text:p>
      <text:p text:style-name="P3">1. <text:span text:style-name="T10">Dead Code Elimination ( DCE ) → Elimini il codice non necessario.</text:span></text:p>
      <text:p text:style-name="P4">2 <text:span text:style-name="T12">Copy Propagation → se c’è x=y sostuisci tutte le istanze di uno con l’altro.</text:span></text:p>
      <text:p text:style-name="P10">3. Costant Propagation → <text:span text:style-name="T13">sostituisce gli usi di una variabile con una costante.</text:span></text:p>
      <text:p text:style-name="P11"><text:span text:style-name="T17"><text:tab/></text:span><text:span text:style-name="T19">Example</text:span><text:span text:style-name="T18"> </text:span><text:span text:style-name="T21">:</text:span></text:p>
      <text:p text:style-name="P11"><text:span text:style-name="T17"><text:tab/></text:span><text:span text:style-name="T21">b</text:span><text:span text:style-name="T18"> </text:span><text:span text:style-name="T24">=</text:span><text:span text:style-name="T18"> </text:span><text:span text:style-name="T24">3</text:span><text:span text:style-name="T21">;</text:span></text:p>
      <text:p text:style-name="P11"><text:span text:style-name="T17"><text:tab/></text:span><text:span text:style-name="T21">a</text:span><text:span text:style-name="T18"> </text:span><text:span text:style-name="T24">=</text:span><text:span text:style-name="T18"> </text:span><text:span text:style-name="T24">4</text:span><text:span text:style-name="T18"> </text:span><text:span text:style-name="T24">+</text:span><text:span text:style-name="T18"> </text:span><text:span text:style-name="T21">b;</text:span></text:p>
      <text:p text:style-name="P11"><text:span text:style-name="T17"><text:s text:c="13"/></text:span><text:span text:style-name="T23">---</text:span><text:span text:style-name="T17"> </text:span><text:span text:style-name="T21">become</text:span><text:span text:style-name="T18"> </text:span><text:span text:style-name="T24">---</text:span></text:p>
      <text:p text:style-name="P11"><text:span text:style-name="T17"><text:tab/></text:span><text:span text:style-name="T21">a</text:span><text:span text:style-name="T18"> </text:span><text:span text:style-name="T24">=</text:span><text:span text:style-name="T18"> </text:span><text:span text:style-name="T24">4</text:span><text:span text:style-name="T18"> </text:span><text:span text:style-name="T24">+</text:span><text:span text:style-name="T18"> </text:span><text:span text:style-name="T24">3</text:span><text:span text:style-name="T21">;</text:span></text:p>
      <text:p text:style-name="P6">5. Loop Invariant Code Motion (LICM) → <text:span text:style-name="T14">Sposta le istr. Indipendenti dal loop fuori.</text:span></text:p>
      <text:p text:style-name="P7"><text:span text:style-name="T15">●</text:span><text:span text:style-name="T5"> Sono molto importanti le ottimizazioni sui loop. Poichè il grosso dei programmi gira su un loop.</text:span></text:p>
      <text:h text:style-name="P16" text:outline-level="1">IR ( Intermediate Rappresentation )</text:h>
      <text:h text:style-name="P18" text:outline-level="2">Tipi di IR</text:h>
      <text:p text:style-name="P8"><text:span text:style-name="T15">●</text:span><text:span text:style-name="T5"> AST </text:span><text:span text:style-name="T6">( Abstract Syntax Tree ) </text:span><text:span text:style-name="T5">, DAG , </text:span><text:span text:style-name="T9">3AC</text:span><text:span text:style-name="T5"> , </text:span><text:span text:style-name="T9">SSA</text:span><text:span text:style-name="T5"> , </text:span><text:span text:style-name="T9">CFG</text:span><text:span text:style-name="T5"> , CG , PDG.</text:span></text:p>
      <text:h text:style-name="P19" text:outline-level="2">Sintassi concreta vs Sintassi astratta</text:h>
      <text:p text:style-name="P9"><text:span text:style-name="T15">●</text:span><text:span text:style-name="T5"> Concreta : molto semplice, vicino agli umani. <text:s/></text:span><text:span text:style-name="T7">MA → pessima per analizzare il codice.</text:span></text:p>
      <text:p text:style-name="P13"><text:span text:style-name="T16">●</text:span><text:span text:style-name="T7"> </text:span><text:span text:style-name="T5">Astratta : più complessa, ma avendo delle regole più rigide è più facile da ottimizare. </text:span><text:span text:style-name="T8">( AST,DAG,… )</text:span></text:p>
      <text:p text:style-name="P13"><text:span text:style-name="T8"/></text:p>
      <text:p text:style-name="P13"><text:span text:style-name="T8"/></text:p>
      <text:h text:style-name="P17" text:outline-level="1"><text:soft-page-break/>CLANG</text:h>
      <text:p text:style-name="P12"><text:span text:style-name="T22">c</text:span><text:span text:style-name="T20">lang</text:span><text:span text:style-name="T17"> </text:span><text:span text:style-name="T20">-s</text:span><text:span text:style-name="T17"> <text:s text:c="2"/></text:span><text:span text:style-name="T20">→</text:span><text:span text:style-name="T17"> </text:span><text:span text:style-name="T20">Compilazione</text:span><text:span text:style-name="T17"> </text:span><text:span text:style-name="T20">assembly.</text:span></text:p>
      <text:p text:style-name="P12"><text:span text:style-name="T20">clang</text:span><text:span text:style-name="T17"> </text:span><text:span text:style-name="T20">-c</text:span><text:span text:style-name="T17"> <text:s/></text:span><text:span text:style-name="T20">→</text:span><text:span text:style-name="T17"> </text:span><text:span text:style-name="T20">Compilazione</text:span><text:span text:style-name="T17"> </text:span><text:span text:style-name="T20">oggetto.</text:span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>S</text:span><text:span text:style-name="T1">RC → make opt → BUILD → make install → INSTALL</text:span></text:p>
      <text:p text:style-name="P21"><text:span text:style-name="T25">●</text:span><text:span text:style-name="T4"> </text:span><text:span text:style-name="T1">Abbiamo creato un compilatore per i file di testo Loop.c,Fibonacci.c</text:span></text:p>
      <text:p text:style-name="P20"><text:span text:style-name="T1"/></text:p>
      <text:p text:style-name="P20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adornments="Grassetto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Codice" style:family="paragraph" style:parent-style-name="Text_20_body">
      <style:text-properties style:font-name="Consolas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2</text:page-number><text:s/>/ <text:page-count>2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5T10:49:19.443534325</dc:date>
    <meta:editing-cycles>3923</meta:editing-cycles>
    <meta:editing-duration>P2DT15H24M48S</meta:editing-duration>
    <meta:document-statistic meta:table-count="0" meta:image-count="0" meta:object-count="0" meta:page-count="2" meta:paragraph-count="25" meta:word-count="214" meta:character-count="1301" meta:non-whitespace-character-count="915"/>
    <meta:template xlink:type="simple" xlink:actuate="onRequest" xlink:title="" xlink:href="Normal.dotm"/>
  </office:meta>
</office:document-meta>
</file>